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C000000369B937D8CD5A80EE8.png" manifest:media-type="image/png"/>
  <manifest:file-entry manifest:full-path="Pictures/10000201000001F50000021258A0939BAFC66C92.png" manifest:media-type="image/png"/>
  <manifest:file-entry manifest:full-path="Pictures/100002010000015D00000084CCE0043FEB56581D.png" manifest:media-type="image/png"/>
  <manifest:file-entry manifest:full-path="Pictures/100002010000011E00000044E1A8A8397C267A63.png" manifest:media-type="image/png"/>
  <manifest:file-entry manifest:full-path="Pictures/100002010000010C0000005F1CB5465EE3FC23D5.png" manifest:media-type="image/png"/>
  <manifest:file-entry manifest:full-path="Pictures/10000201000000C800000057207FD2173765CFF5.png" manifest:media-type="image/png"/>
  <manifest:file-entry manifest:full-path="Pictures/1000020100000295000000BD04DAC023B733E22F.png" manifest:media-type="image/png"/>
  <manifest:file-entry manifest:full-path="Pictures/10000201000000410000001B61FD705C8F23553D.png" manifest:media-type="image/png"/>
  <manifest:file-entry manifest:full-path="Pictures/10000201000001F80000020199B9EB6C68AE4B34.png" manifest:media-type="image/png"/>
  <manifest:file-entry manifest:full-path="Pictures/1000020100000780000004887713FC2F6A0E9CEE.png" manifest:media-type="image/png"/>
  <manifest:file-entry manifest:full-path="Pictures/100002010000030A00000036E4A36E219D650D3A.png" manifest:media-type="image/png"/>
  <manifest:file-entry manifest:full-path="Pictures/100002010000027F0000019C3046DBB9F1AE9EF5.png" manifest:media-type="image/png"/>
  <manifest:file-entry manifest:full-path="Pictures/1000020100000101000000BEAE308F79C51AC8C0.png" manifest:media-type="image/png"/>
  <manifest:file-entry manifest:full-path="Pictures/10000201000001F70000020F6072C73B92219DDE.png" manifest:media-type="image/png"/>
  <manifest:file-entry manifest:full-path="Pictures/10000201000000C4000000943D785756EEA1324F.png" manifest:media-type="image/png"/>
  <manifest:file-entry manifest:full-path="Pictures/10000201000001A40000004B0B6E09AB7357DE80.png" manifest:media-type="image/png"/>
  <manifest:file-entry manifest:full-path="Pictures/10000201000000CC00000075D6995D69797A20DE.png" manifest:media-type="image/png"/>
  <manifest:file-entry manifest:full-path="Pictures/10000201000000C0000000C73C504B32ED869CCA.png" manifest:media-type="image/png"/>
  <manifest:file-entry manifest:full-path="Pictures/10000201000001FD000000DD032F8D75E366F05A.png" manifest:media-type="image/png"/>
  <manifest:file-entry manifest:full-path="Pictures/100002010000024D000001D7922B084387F6EB9C.png" manifest:media-type="image/png"/>
  <manifest:file-entry manifest:full-path="Pictures/10000201000000E3000000BA734997EE5000996E.png" manifest:media-type="image/png"/>
  <manifest:file-entry manifest:full-path="Pictures/10000201000001070000011AED0A1A4FE189D637.png" manifest:media-type="image/png"/>
  <manifest:file-entry manifest:full-path="Pictures/10000201000000BA000000A8ED0B5B34D804FA0E.png" manifest:media-type="image/png"/>
  <manifest:file-entry manifest:full-path="Pictures/10000201000000E6000000818DB34C86EDC91F65.png" manifest:media-type="image/png"/>
  <manifest:file-entry manifest:full-path="Pictures/100002010000009C00000040D4D7475C6A68CD80.png" manifest:media-type="image/png"/>
  <manifest:file-entry manifest:full-path="Pictures/1000020100000105000000530775375921E3CD21.png" manifest:media-type="image/png"/>
  <manifest:file-entry manifest:full-path="Pictures/10000201000000E2000000C58DB91868F5E0023E.png" manifest:media-type="image/png"/>
  <manifest:file-entry manifest:full-path="Pictures/1000020100000138000000A69DF1183C4D0E4BD2.png" manifest:media-type="image/png"/>
  <manifest:file-entry manifest:full-path="Pictures/10000201000000C000000112A007F5D5E5FB4146.png" manifest:media-type="image/png"/>
  <manifest:file-entry manifest:full-path="Pictures/10000201000000DC00000067DA6F2400057E88FB.png" manifest:media-type="image/png"/>
  <manifest:file-entry manifest:full-path="Pictures/1000020100000056000000529DD2D0E957A5DCB5.png" manifest:media-type="image/png"/>
  <manifest:file-entry manifest:full-path="Pictures/100002010000004900000044AED2C447609FFD1E.png" manifest:media-type="image/png"/>
  <manifest:file-entry manifest:full-path="Pictures/10000201000001DE000000D77A3DEAA0F8E3B5EC.png" manifest:media-type="image/png"/>
  <manifest:file-entry manifest:full-path="Pictures/100002010000014B000000C68EFDE4E1B4DCDE95.png" manifest:media-type="image/png"/>
  <manifest:file-entry manifest:full-path="Pictures/1000020100000061000000ACA2083EC7B25AEDEF.png" manifest:media-type="image/png"/>
  <manifest:file-entry manifest:full-path="Pictures/10000201000000900000012D1232018872E57709.png" manifest:media-type="image/png"/>
  <manifest:file-entry manifest:full-path="Pictures/100002010000002B0000004807A18E206C1DEBD2.png" manifest:media-type="image/png"/>
  <manifest:file-entry manifest:full-path="Pictures/10000201000000520000005EA4E2381C9C8D86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rsid="0037b3e2" officeooo:paragraph-rsid="002cf579"/>
    </style:style>
    <style:style style:name="P4" style:family="paragraph" style:parent-style-name="Standard">
      <style:text-properties officeooo:rsid="0037b3e2" officeooo:paragraph-rsid="003098be"/>
    </style:style>
    <style:style style:name="P5" style:family="paragraph" style:parent-style-name="Standard">
      <style:text-properties officeooo:paragraph-rsid="002cf579"/>
    </style:style>
    <style:style style:name="P6" style:family="paragraph" style:parent-style-name="Standard">
      <style:text-properties fo:color="#808080" style:font-name="Lato" fo:font-size="9.75pt" fo:font-weight="normal" officeooo:paragraph-rsid="002cf579"/>
    </style:style>
    <style:style style:name="P7" style:family="paragraph" style:parent-style-name="Standard">
      <style:text-properties officeooo:rsid="00390741" officeooo:paragraph-rsid="002cf579"/>
    </style:style>
    <style:style style:name="P8" style:family="paragraph" style:parent-style-name="Standard">
      <style:text-properties officeooo:rsid="005a79d5" officeooo:paragraph-rsid="003098be"/>
    </style:style>
    <style:style style:name="P9" style:family="paragraph" style:parent-style-name="Standard">
      <style:text-properties officeooo:rsid="00389054" officeooo:paragraph-rsid="003098be"/>
    </style:style>
    <style:style style:name="P10" style:family="paragraph" style:parent-style-name="Standard">
      <style:text-properties officeooo:rsid="0029fb4b" officeooo:paragraph-rsid="003098be"/>
    </style:style>
    <style:style style:name="P11" style:family="paragraph" style:parent-style-name="Standard">
      <style:text-properties officeooo:paragraph-rsid="003098be"/>
    </style:style>
    <style:style style:name="P12" style:family="paragraph" style:parent-style-name="Standard">
      <style:paragraph-properties fo:text-align="justify" style:justify-single-word="false"/>
      <style:text-properties officeooo:paragraph-rsid="00328215"/>
    </style:style>
    <style:style style:name="P13" style:family="paragraph" style:parent-style-name="Standard">
      <style:text-properties officeooo:rsid="002c4542" officeooo:paragraph-rsid="00328215"/>
    </style:style>
    <style:style style:name="P14" style:family="paragraph" style:parent-style-name="Standard">
      <style:paragraph-properties fo:text-align="justify" style:justify-single-word="false"/>
      <style:text-properties officeooo:rsid="00328215" officeooo:paragraph-rsid="00328215"/>
    </style:style>
    <style:style style:name="P15" style:family="paragraph" style:parent-style-name="Standard">
      <style:paragraph-properties fo:text-align="start" style:justify-single-word="false"/>
      <style:text-properties officeooo:rsid="00328215" officeooo:paragraph-rsid="00328215"/>
    </style:style>
    <style:style style:name="P16" style:family="paragraph" style:parent-style-name="Standard">
      <style:paragraph-properties fo:text-align="start" style:justify-single-word="false"/>
      <style:text-properties officeooo:paragraph-rsid="00328215"/>
    </style:style>
    <style:style style:name="P17" style:family="paragraph" style:parent-style-name="Standard">
      <style:text-properties officeooo:paragraph-rsid="00328215"/>
    </style:style>
    <style:style style:name="P18" style:family="paragraph" style:parent-style-name="Standard">
      <style:text-properties officeooo:paragraph-rsid="00347a9d"/>
    </style:style>
    <style:style style:name="P19" style:family="paragraph" style:parent-style-name="Standard">
      <style:text-properties officeooo:rsid="00347a9d" officeooo:paragraph-rsid="00347a9d"/>
    </style:style>
    <style:style style:name="P20" style:family="paragraph" style:parent-style-name="Standard">
      <style:text-properties officeooo:rsid="00387605" officeooo:paragraph-rsid="00387605"/>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186cbc"/>
    </style:style>
    <style:style style:name="P23" style:family="paragraph" style:parent-style-name="Text_20_body">
      <style:text-properties officeooo:paragraph-rsid="00189edc"/>
    </style:style>
    <style:style style:name="P24" style:family="paragraph" style:parent-style-name="Text_20_body">
      <style:text-properties officeooo:rsid="002ccccf" officeooo:paragraph-rsid="002ccccf"/>
    </style:style>
    <style:style style:name="P25" style:family="paragraph" style:parent-style-name="Text_20_body">
      <style:text-properties officeooo:rsid="00230280" officeooo:paragraph-rsid="002ccccf"/>
    </style:style>
    <style:style style:name="P26" style:family="paragraph" style:parent-style-name="Text_20_body">
      <style:text-properties officeooo:paragraph-rsid="002cf579"/>
    </style:style>
    <style:style style:name="P27" style:family="paragraph" style:parent-style-name="Text_20_body">
      <style:text-properties officeooo:rsid="002cf579" officeooo:paragraph-rsid="002cf579"/>
    </style:style>
    <style:style style:name="P28" style:family="paragraph" style:parent-style-name="Text_20_body">
      <style:text-properties fo:color="#808080" style:font-name="Lato" fo:font-size="9.75pt" fo:font-weight="normal" officeooo:paragraph-rsid="00186cbc"/>
    </style:style>
    <style:style style:name="P29" style:family="paragraph" style:parent-style-name="Text_20_body">
      <style:text-properties officeooo:paragraph-rsid="00328215"/>
    </style:style>
    <style:style style:name="P30" style:family="paragraph" style:parent-style-name="Text_20_body">
      <style:text-properties officeooo:paragraph-rsid="003098be"/>
    </style:style>
    <style:style style:name="P31" style:family="paragraph" style:parent-style-name="Text_20_body">
      <style:text-properties officeooo:rsid="0029fb4b" officeooo:paragraph-rsid="003098be"/>
    </style:style>
    <style:style style:name="P32" style:family="paragraph" style:parent-style-name="Text_20_body">
      <style:paragraph-properties fo:text-align="start" style:justify-single-word="false"/>
      <style:text-properties officeooo:rsid="002c4542" officeooo:paragraph-rsid="00328215"/>
    </style:style>
    <style:style style:name="P33" style:family="paragraph" style:parent-style-name="Text_20_body">
      <style:text-properties officeooo:rsid="002c4542" officeooo:paragraph-rsid="00328215"/>
    </style:style>
    <style:style style:name="P34" style:family="paragraph" style:parent-style-name="Text_20_body">
      <style:paragraph-properties fo:text-align="start" style:justify-single-word="false"/>
      <style:text-properties officeooo:rsid="005a79d5" officeooo:paragraph-rsid="00328215"/>
    </style:style>
    <style:style style:name="P35" style:family="paragraph" style:parent-style-name="Text_20_body">
      <style:paragraph-properties fo:text-align="start" style:justify-single-word="false"/>
      <style:text-properties officeooo:paragraph-rsid="00328215"/>
    </style:style>
    <style:style style:name="P36" style:family="paragraph" style:parent-style-name="Text_20_body">
      <style:text-properties officeooo:rsid="00328215"/>
    </style:style>
    <style:style style:name="P37" style:family="paragraph" style:parent-style-name="Text_20_body">
      <style:text-properties officeooo:rsid="00328215" officeooo:paragraph-rsid="00328215"/>
    </style:style>
    <style:style style:name="P38" style:family="paragraph" style:parent-style-name="Text_20_body">
      <style:text-properties officeooo:rsid="00328215" officeooo:paragraph-rsid="00186cbc"/>
    </style:style>
    <style:style style:name="P39" style:family="paragraph" style:parent-style-name="Text_20_body">
      <style:text-properties officeooo:rsid="00347a9d" officeooo:paragraph-rsid="00347a9d"/>
    </style:style>
    <style:style style:name="P40" style:family="paragraph" style:parent-style-name="Text_20_body">
      <style:text-properties officeooo:paragraph-rsid="00347a9d"/>
    </style:style>
    <style:style style:name="P41" style:family="paragraph" style:parent-style-name="Text_20_body">
      <style:paragraph-properties fo:margin-top="0cm" fo:margin-bottom="0cm" loext:contextual-spacing="false"/>
      <style:text-properties officeooo:paragraph-rsid="001789ad"/>
    </style:style>
    <style:style style:name="P42" style:family="paragraph" style:parent-style-name="Text_20_body">
      <style:paragraph-properties fo:margin-top="0cm" fo:margin-bottom="0cm" loext:contextual-spacing="false"/>
      <style:text-properties officeooo:paragraph-rsid="00186cbc"/>
    </style:style>
    <style:style style:name="P43"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9edc"/>
    </style:style>
    <style:style style:name="P44" style:family="paragraph" style:parent-style-name="Text_20_body">
      <style:paragraph-properties fo:margin-top="0cm" fo:margin-bottom="0cm" loext:contextual-spacing="false"/>
      <style:text-properties officeooo:paragraph-rsid="00328215"/>
    </style:style>
    <style:style style:name="P45" style:family="paragraph" style:parent-style-name="Standard">
      <style:paragraph-properties fo:margin-top="0cm" fo:margin-bottom="0cm" loext:contextual-spacing="false"/>
      <style:text-properties fo:font-size="2pt" officeooo:paragraph-rsid="00189edc" style:font-size-asian="2pt" style:font-size-complex="2pt"/>
    </style:style>
    <style:style style:name="P46" style:family="paragraph" style:parent-style-name="Table_20_Contents">
      <style:text-properties officeooo:paragraph-rsid="00189edc"/>
    </style:style>
    <style:style style:name="P47" style:family="paragraph" style:parent-style-name="Table_20_Heading">
      <style:text-properties officeooo:paragraph-rsid="00189edc"/>
    </style:style>
    <style:style style:name="P48" style:family="paragraph" style:parent-style-name="Heading_20_4">
      <style:text-properties officeooo:paragraph-rsid="00189edc"/>
    </style:style>
    <style:style style:name="P49" style:family="paragraph" style:parent-style-name="Horizontal_20_Line">
      <style:text-properties officeooo:paragraph-rsid="00328215"/>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Heading_20_1">
      <style:paragraph-properties fo:margin-top="0cm" fo:margin-bottom="0cm" loext:contextual-spacing="false"/>
    </style:style>
    <style:style style:name="P55" style:family="paragraph" style:parent-style-name="Heading_20_1">
      <style:paragraph-properties fo:margin-top="0cm" fo:margin-bottom="0cm" loext:contextual-spacing="false"/>
      <style:text-properties officeooo:paragraph-rsid="00186cbc"/>
    </style:style>
    <style:style style:name="P56" style:family="paragraph" style:parent-style-name="Heading_20_1">
      <style:paragraph-properties fo:margin-top="0cm" fo:margin-bottom="0cm" loext:contextual-spacing="false"/>
      <style:text-properties officeooo:rsid="00347a9d" officeooo:paragraph-rsid="00347a9d"/>
    </style:style>
    <style:style style:name="P57" style:family="paragraph" style:parent-style-name="Heading_20_1">
      <style:paragraph-properties fo:margin-top="0cm" fo:margin-bottom="0cm" loext:contextual-spacing="false"/>
      <style:text-properties officeooo:rsid="00389054" officeooo:paragraph-rsid="003098be"/>
    </style:style>
    <style:style style:name="P58" style:family="paragraph" style:parent-style-name="Heading_20_1">
      <style:paragraph-properties fo:margin-top="0cm" fo:margin-bottom="0cm" loext:contextual-spacing="false"/>
      <style:text-properties officeooo:rsid="0034eaae" officeooo:paragraph-rsid="003098be"/>
    </style:style>
    <style:style style:name="P59" style:family="paragraph" style:parent-style-name="Heading_20_1">
      <style:paragraph-properties fo:margin-top="0cm" fo:margin-bottom="0cm" loext:contextual-spacing="false"/>
      <style:text-properties officeooo:rsid="0037b3e2" officeooo:paragraph-rsid="003098be"/>
    </style:style>
    <style:style style:name="P60" style:family="paragraph" style:parent-style-name="Heading_20_1">
      <style:paragraph-properties fo:margin-top="0cm" fo:margin-bottom="0cm" loext:contextual-spacing="false"/>
      <style:text-properties officeooo:rsid="00328215" officeooo:paragraph-rsid="00328215"/>
    </style:style>
    <style:style style:name="P61" style:family="paragraph" style:parent-style-name="Heading_20_1">
      <style:paragraph-properties fo:margin-top="0cm" fo:margin-bottom="0cm" loext:contextual-spacing="false"/>
      <style:text-properties officeooo:rsid="002cf579" officeooo:paragraph-rsid="002cf579"/>
    </style:style>
    <style:style style:name="P62" style:family="paragraph" style:parent-style-name="Heading_20_1">
      <style:paragraph-properties fo:margin-top="0cm" fo:margin-bottom="0cm" loext:contextual-spacing="false"/>
      <style:text-properties officeooo:rsid="002c4542" officeooo:paragraph-rsid="00328215"/>
    </style:style>
    <style:style style:name="P63" style:family="paragraph" style:parent-style-name="Heading_20_1">
      <style:paragraph-properties fo:margin-top="0cm" fo:margin-bottom="0cm" loext:contextual-spacing="false"/>
      <style:text-properties officeooo:paragraph-rsid="00328215"/>
    </style:style>
    <style:style style:name="P64" style:family="paragraph" style:parent-style-name="Heading_20_2">
      <style:text-properties officeooo:paragraph-rsid="00186cbc"/>
    </style:style>
    <style:style style:name="P65" style:family="paragraph" style:parent-style-name="Heading_20_2">
      <style:text-properties officeooo:paragraph-rsid="003098be"/>
    </style:style>
    <style:style style:name="P66" style:family="paragraph" style:parent-style-name="Heading_20_2">
      <style:text-properties officeooo:paragraph-rsid="002cf579"/>
    </style:style>
    <style:style style:name="P67" style:family="paragraph" style:parent-style-name="Heading_20_2">
      <style:paragraph-properties fo:text-align="start" style:justify-single-word="false"/>
    </style:style>
    <style:style style:name="P68" style:family="paragraph" style:parent-style-name="Heading_20_2">
      <style:paragraph-properties fo:text-align="start" style:justify-single-word="false"/>
      <style:text-properties officeooo:paragraph-rsid="00328215"/>
    </style:style>
    <style:style style:name="P69" style:family="paragraph" style:parent-style-name="Heading_20_2">
      <style:text-properties officeooo:paragraph-rsid="00328215"/>
    </style:style>
    <style:style style:name="P70" style:family="paragraph" style:parent-style-name="Heading_20_3">
      <style:text-properties officeooo:paragraph-rsid="002cf579"/>
    </style:style>
    <style:style style:name="P71" style:family="paragraph" style:parent-style-name="Standard">
      <style:text-properties officeooo:rsid="00347a9d" officeooo:paragraph-rsid="00347a9d"/>
    </style:style>
    <style:style style:name="P72" style:family="paragraph" style:parent-style-name="Text_20_body" style:list-style-name="L1">
      <style:text-properties officeooo:paragraph-rsid="00189edc"/>
    </style:style>
    <style:style style:name="P73" style:family="paragraph" style:parent-style-name="Text_20_body" style:list-style-name="L2">
      <style:text-properties officeooo:paragraph-rsid="00328215"/>
    </style:style>
    <style:style style:name="P74" style:family="paragraph" style:parent-style-name="Text_20_body" style:list-style-name="L1">
      <style:paragraph-properties fo:margin-top="0cm" fo:margin-bottom="0cm" loext:contextual-spacing="false"/>
      <style:text-properties officeooo:paragraph-rsid="00189edc"/>
    </style:style>
    <style:style style:name="P75" style:family="paragraph" style:parent-style-name="Text_20_body" style:list-style-name="L2">
      <style:paragraph-properties fo:margin-top="0cm" fo:margin-bottom="0cm" loext:contextual-spacing="false"/>
      <style:text-properties officeooo:paragraph-rsid="00328215"/>
    </style:style>
    <style:style style:name="T1" style:family="text">
      <style:text-properties officeooo:rsid="002bfe2e"/>
    </style:style>
    <style:style style:name="T2" style:family="text">
      <style:text-properties officeooo:rsid="001aff0f"/>
    </style:style>
    <style:style style:name="T3" style:family="text">
      <style:text-properties officeooo:rsid="002cf579"/>
    </style:style>
    <style:style style:name="T4" style:family="text">
      <style:text-properties officeooo:rsid="005c46a6"/>
    </style:style>
    <style:style style:name="T5" style:family="text">
      <style:text-properties officeooo:rsid="0038cb17"/>
    </style:style>
    <style:style style:name="T6" style:family="text">
      <style:text-properties fo:font-weight="bold" style:font-weight-asian="bold" style:font-weight-complex="bold"/>
    </style:style>
    <style:style style:name="T7" style:family="text">
      <style:text-properties officeooo:rsid="00389054"/>
    </style:style>
    <style:style style:name="T8" style:family="text">
      <style:text-properties officeooo:rsid="003098be"/>
    </style:style>
    <style:style style:name="T9" style:family="text">
      <style:text-properties officeooo:rsid="005a79d5"/>
    </style:style>
    <style:style style:name="T10" style:family="text">
      <style:text-properties officeooo:rsid="002c4542"/>
    </style:style>
    <style:style style:name="T11" style:family="text">
      <style:text-properties officeooo:rsid="003056b9"/>
    </style:style>
    <style:style style:name="T12" style:family="text">
      <style:text-properties officeooo:rsid="003112c0"/>
    </style:style>
    <style:style style:name="T13" style:family="text">
      <style:text-properties officeooo:rsid="00347a9d"/>
    </style:style>
    <style:style style:name="T14" style:family="text">
      <style:text-properties fo:font-size="12pt" style:font-size-asian="12pt" style:font-size-complex="12pt"/>
    </style:style>
    <style:style style:name="T15" style:family="text">
      <style:text-properties style:font-name="Liberation Serif" fo:font-size="12pt" style:font-size-asian="12pt" style:font-size-complex="12pt"/>
    </style:style>
    <style:style style:name="T16" style:family="text">
      <style:text-properties officeooo:rsid="0038760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 - Interfa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 - Interface</text:p>
          </text:index-title>
          <text:p text:style-name="P50"><text:a xlink:type="simple" xlink:href="#__RefHeading___Toc322_478816287" text:style-name="Index_20_Link" text:visited-style-name="Index_20_Link">Tooltips<text:tab/>2</text:a></text:p>
          <text:p text:style-name="P50"><text:a xlink:type="simple" xlink:href="#__RefHeading___Toc454_1836124620" text:style-name="Index_20_Link" text:visited-style-name="Index_20_Link">Interface<text:tab/>2</text:a></text:p>
          <text:p text:style-name="P51"><text:a xlink:type="simple" xlink:href="#__RefHeading___Toc466_1836124620" text:style-name="Index_20_Link" text:visited-style-name="Index_20_Link">User Interface Principles<text:tab/>3</text:a></text:p>
          <text:p text:style-name="P50"><text:a xlink:type="simple" xlink:href="#__RefHeading___Toc4161_1592941088" text:style-name="Index_20_Link" text:visited-style-name="Index_20_Link">Splash Screen<text:tab/>3</text:a></text:p>
          <text:p text:style-name="P50"><text:a xlink:type="simple" xlink:href="#__RefHeading___Toc1636_3574203484" text:style-name="Index_20_Link" text:visited-style-name="Index_20_Link">Header<text:tab/>4</text:a></text:p>
          <text:p text:style-name="P51"><text:a xlink:type="simple" xlink:href="#__RefHeading___Toc1638_3574203484" text:style-name="Index_20_Link" text:visited-style-name="Index_20_Link">Scroll Header<text:tab/>4</text:a></text:p>
          <text:p text:style-name="P51"><text:a xlink:type="simple" xlink:href="#__RefHeading___Toc1640_3574203484" text:style-name="Index_20_Link" text:visited-style-name="Index_20_Link">Show / Hide header<text:tab/>4</text:a></text:p>
          <text:p text:style-name="P51"><text:a xlink:type="simple" xlink:href="#__RefHeading___Toc995_1774570458" text:style-name="Index_20_Link" text:visited-style-name="Index_20_Link">Flip Header to top or bottom<text:tab/>5</text:a></text:p>
          <text:p text:style-name="P50"><text:a xlink:type="simple" xlink:href="#__RefHeading___Toc1642_3574203484" text:style-name="Index_20_Link" text:visited-style-name="Index_20_Link">Panels<text:tab/>5</text:a></text:p>
          <text:p text:style-name="P51"><text:a xlink:type="simple" xlink:href="#__RefHeading___Toc3630_1452173335" text:style-name="Index_20_Link" text:visited-style-name="Index_20_Link">Pinning panels<text:tab/>5</text:a></text:p>
          <text:p text:style-name="P50"><text:a xlink:type="simple" xlink:href="#__RefHeading___Toc1644_3574203484" text:style-name="Index_20_Link" text:visited-style-name="Index_20_Link">Tabs<text:tab/>6</text:a></text:p>
          <text:p text:style-name="P50"><text:a xlink:type="simple" xlink:href="#__RefHeading___Toc4782_3574203484" text:style-name="Index_20_Link" text:visited-style-name="Index_20_Link">Menus, Buttons and Controls<text:tab/>6</text:a></text:p>
          <text:p text:style-name="P51"><text:a xlink:type="simple" xlink:href="#__RefHeading___Toc4784_3574203484" text:style-name="Index_20_Link" text:visited-style-name="Index_20_Link">Menu<text:tab/>6</text:a></text:p>
          <text:p text:style-name="P51"><text:a xlink:type="simple" xlink:href="#__RefHeading___Toc4786_3574203484" text:style-name="Index_20_Link" text:visited-style-name="Index_20_Link">Button<text:tab/>6</text:a></text:p>
          <text:p text:style-name="P51"><text:a xlink:type="simple" xlink:href="#__RefHeading___Toc4788_3574203484" text:style-name="Index_20_Link" text:visited-style-name="Index_20_Link">Toggles<text:tab/>6</text:a></text:p>
          <text:p text:style-name="P51"><text:a xlink:type="simple" xlink:href="#__RefHeading___Toc4790_3574203484" text:style-name="Index_20_Link" text:visited-style-name="Index_20_Link">Edit Box<text:tab/>6</text:a></text:p>
          <text:p text:style-name="P51"><text:a xlink:type="simple" xlink:href="#__RefHeading___Toc4792_3574203484" text:style-name="Index_20_Link" text:visited-style-name="Index_20_Link">Dropdown box<text:tab/>6</text:a></text:p>
          <text:p text:style-name="P51"><text:a xlink:type="simple" xlink:href="#__RefHeading___Toc4794_3574203484" text:style-name="Index_20_Link" text:visited-style-name="Index_20_Link">Color Picker<text:tab/>7</text:a></text:p>
          <text:p text:style-name="P51"><text:a xlink:type="simple" xlink:href="#__RefHeading___Toc4159_1592941088" text:style-name="Index_20_Link" text:visited-style-name="Index_20_Link">Widgets<text:tab/>7</text:a></text:p>
          <text:p text:style-name="P52"><text:a xlink:type="simple" xlink:href="#__RefHeading___Toc4163_1592941088" text:style-name="Index_20_Link" text:visited-style-name="Index_20_Link">Cursors<text:tab/>7</text:a></text:p>
          <text:p text:style-name="P50"><text:a xlink:type="simple" xlink:href="#__RefHeading___Toc3618_1452173335" text:style-name="Index_20_Link" text:visited-style-name="Index_20_Link">Value Editing<text:tab/>8</text:a></text:p>
          <text:p text:style-name="P51"><text:a xlink:type="simple" xlink:href="#__RefHeading___Toc3620_1452173335" text:style-name="Index_20_Link" text:visited-style-name="Index_20_Link">Multi Value Editing<text:tab/>8</text:a></text:p>
          <text:p text:style-name="P51"><text:a xlink:type="simple" xlink:href="#__RefHeading___Toc3622_1452173335" text:style-name="Index_20_Link" text:visited-style-name="Index_20_Link">Expressions<text:tab/>8</text:a></text:p>
          <text:p text:style-name="P53"><text:a xlink:type="simple" xlink:href="#__RefHeading___Toc2946_1942639817" text:style-name="Index_20_Link" text:visited-style-name="Index_20_Link">Expressions as Drivers<text:tab/>8</text:a></text:p>
          <text:p text:style-name="P52"><text:a xlink:type="simple" xlink:href="#__RefHeading___Toc3624_1452173335" text:style-name="Index_20_Link" text:visited-style-name="Index_20_Link">Units<text:tab/>8</text:a></text:p>
          <text:p text:style-name="P52"><text:a xlink:type="simple" xlink:href="#__RefHeading___Toc2950_1942639817" text:style-name="Index_20_Link" text:visited-style-name="Index_20_Link">Unit Names<text:tab/>8</text:a></text:p>
          <text:p text:style-name="P50"><text:a xlink:type="simple" xlink:href="#__RefHeading___Toc3626_1452173335" text:style-name="Index_20_Link" text:visited-style-name="Index_20_Link">Menu shortcuts<text:tab/>9</text:a></text:p>
          <text:p text:style-name="P50"><text:a xlink:type="simple" xlink:href="#__RefHeading___Toc628_1811363679" text:style-name="Index_20_Link" text:visited-style-name="Index_20_Link">Tool Shelf<text:tab/>9</text:a></text:p>
          <text:p text:style-name="P51"><text:a xlink:type="simple" xlink:href="#__RefHeading___Toc942_3799479293" text:style-name="Index_20_Link" text:visited-style-name="Index_20_Link">Opening and closing by menu and hotkey<text:tab/>9</text:a></text:p>
          <text:p text:style-name="P51"><text:a xlink:type="simple" xlink:href="#__RefHeading___Toc944_3799479293" text:style-name="Index_20_Link" text:visited-style-name="Index_20_Link">Resize<text:tab/>10</text:a></text:p>
          <text:p text:style-name="P51"><text:a xlink:type="simple" xlink:href="#__RefHeading___Toc946_3799479293" text:style-name="Index_20_Link" text:visited-style-name="Index_20_Link">Open Tool Shelf by Plus Button<text:tab/>10</text:a></text:p>
          <text:p text:style-name="P50"><text:a xlink:type="simple" xlink:href="#__RefHeading___Toc948_3799479293" text:style-name="Index_20_Link" text:visited-style-name="Index_20_Link">Sidebar<text:tab/>10</text:a></text:p>
          <text:p text:style-name="P51"><text:a xlink:type="simple" xlink:href="#__RefHeading___Toc630_1811363679" text:style-name="Index_20_Link" text:visited-style-name="Index_20_Link">Opening and closing by menu and hotkey<text:tab/>10</text:a></text:p>
          <text:p text:style-name="P51"><text:a xlink:type="simple" xlink:href="#__RefHeading___Toc632_1811363679" text:style-name="Index_20_Link" text:visited-style-name="Index_20_Link">Resize<text:tab/>10</text:a></text:p>
          <text:p text:style-name="P51"><text:a xlink:type="simple" xlink:href="#__RefHeading___Toc634_1811363679" text:style-name="Index_20_Link" text:visited-style-name="Index_20_Link">Open Sidebar by Plus Button<text:tab/>10</text:a></text:p>
          <text:p text:style-name="P50"><text:a xlink:type="simple" xlink:href="#__RefHeading___Toc482_1836124620" text:style-name="Index_20_Link" text:visited-style-name="Index_20_Link">Input Devices<text:tab/>10</text:a></text:p>
          <text:p text:style-name="P51"><text:a xlink:type="simple" xlink:href="#__RefHeading___Toc3616_1452173335" text:style-name="Index_20_Link" text:visited-style-name="Index_20_Link">Non English Keyboard<text:tab/>11</text:a></text:p>
        </text:index-body>
      </text:table-of-content>
      <text:p text:style-name="Standard"/>
      <text:p text:style-name="P2"/>
      <text:p text:style-name="P2"/>
      <text:p text:style-name="P2"/>
      <text:p text:style-name="P2"/>
      <text:p text:style-name="P2"/>
      <text:p text:style-name="P2"/>
      <text:p text:style-name="P2"/>
      <text:p text:style-name="P2"/>
      <text:p text:style-name="P2"/>
      <table:table table:name="Tabelle1" table:style-name="Tabelle1">
        <table:table-column table:style-name="Tabelle1.A"/>
        <table:table-row>
          <table:table-cell table:style-name="Tabelle1.A1" office:value-type="string">
            <text:h text:style-name="P54" text:outline-level="1"><text:bookmark-start text:name="__RefHeading___Toc322_478816287"/>Tooltips<text:bookmark-end text:name="__RefHeading___Toc322_478816287"/></text:h>
          </table:table-cell>
        </table:table-row>
      </table:table>
      <text:p text:style-name="P41"><draw:frame draw:style-name="fr1" draw:name="Bild1" text:anchor-type="paragraph" svg:y="0.949cm" svg:width="5.911cm" svg:height="2.23cm" draw:z-index="1"><draw:image xlink:href="Pictures/100002010000015D00000084CCE0043FEB56581D.png" xlink:type="simple" xlink:show="embed" xlink:actuate="onLoad" loext:mime-type="image/png"/></draw:frame><text:bookmark-start text:name="__RefHeading___Toc324_478816287"/><text:bookmark-end text:name="__RefHeading___Toc324_478816287"/></text:p>
      <text:p text:style-name="P24">When you hover with the mouse over an UI element, like a button, then you can see a tooltip.</text:p>
      <text:p text:style-name="P24"><draw:frame draw:style-name="fr1" draw:name="Bild36" text:anchor-type="paragraph" svg:y="1.96cm" svg:width="11.19cm" svg:height="3.2cm" draw:z-index="2"><draw:image xlink:href="Pictures/1000020100000295000000BD04DAC023B733E22F.png" xlink:type="simple" xlink:show="embed" xlink:actuate="onLoad" loext:mime-type="image/png"/></draw:frame>A tooltip can contain the tool name, a short description of the tool, the hotkey, and a Python tooltip. </text:p>
      <text:p text:style-name="P24"/>
      <text:p text:style-name="P24">The Python tool tip shows you the name of the operator. It is of interest for programming needs. It can be turned off in the User Preferences.</text:p>
      <text:p text:style-name="P24"/>
      <text:p text:style-name="P24"/>
      <text:p text:style-name="P24"><draw:frame draw:style-name="fr5" draw:name="Bild50" text:anchor-type="paragraph" svg:width="4.84cm" svg:height="1.15cm" draw:z-index="3"><draw:image xlink:href="Pictures/100002010000011E00000044E1A8A8397C267A63.png" xlink:type="simple" xlink:show="embed" xlink:actuate="onLoad" loext:mime-type="image/png"/></draw:frame>The tool tips in the Tool Shelf acts a bit different than the tool tips in the rest of the UI. It will not show you the Python tool tips, since it is a gigantic hack on top of the existing UI.</text:p>
      <text:p text:style-name="P25"/>
      <table:table table:name="Tabelle5" table:style-name="Tabelle5">
        <table:table-column table:style-name="Tabelle5.A"/>
        <table:table-row>
          <table:table-cell table:style-name="Tabelle5.A1" office:value-type="string">
            <text:h text:style-name="P55" text:outline-level="1"><text:bookmark-start text:name="__RefHeading___Toc454_1836124620"/>Interface<text:bookmark-end text:name="__RefHeading___Toc454_1836124620"/></text:h>
          </table:table-cell>
        </table:table-row>
      </table:table>
      <text:p text:style-name="P42"/>
      <text:p text:style-name="P28"><draw:frame draw:style-name="fr4" draw:name="Bild6" text:anchor-type="paragraph" svg:width="19.001cm" svg:height="11.471cm" draw:z-index="0"><draw:image xlink:href="Pictures/1000020100000780000004887713FC2F6A0E9CEE.png" xlink:type="simple" xlink:show="embed" xlink:actuate="onLoad" loext:mime-type="image/png"/></draw:frame></text:p>
      <text:h text:style-name="P64" text:outline-level="2"><text:bookmark-start text:name="__RefHeading___Toc466_1836124620"/><text:soft-page-break/>User Interface Principles<text:bookmark-end text:name="__RefHeading___Toc466_1836124620"/></text:h>
      <text:p text:style-name="P27">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27">The idea is to have a non overlapping<text:span text:style-name="T13"> and blocking</text:span> UI<text:span text:style-name="T13"> with a non modal tool set.</text:span> <text:span text:style-name="T13">W</text:span>hich is just partially to achieve. See header below.<text:span text:style-name="T13"> And by the fact that you work in modes ...</text:span></text:p>
      <text:p text:style-name="P27"><draw:frame draw:style-name="fr1" draw:name="Bild2" text:anchor-type="paragraph" svg:y="0.252cm" svg:width="3.39cm" svg:height="1.469cm" draw:z-index="4"><draw:image xlink:href="Pictures/10000201000000C800000057207FD2173765CFF5.png" xlink:type="simple" xlink:show="embed" xlink:actuate="onLoad" loext: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27"/>
      <text:p text:style-name="P27"/>
      <text:p text:style-name="P27"/>
      <text:p text:style-name="P27"/>
      <text:p text:style-name="P27"/>
      <text:p text:style-name="P27"/>
      <text:p text:style-name="P27"/>
      <text:p text:style-name="P27"/>
      <text:p text:style-name="P27"/>
      <text:p text:style-name="P27"/>
      <table:table table:name="Tabelle11" table:style-name="Tabelle11">
        <table:table-column table:style-name="Tabelle11.A"/>
        <table:table-row>
          <table:table-cell table:style-name="Tabelle11.A1" office:value-type="string">
            <text:h text:style-name="P56" text:outline-level="1"><text:bookmark-start text:name="__RefHeading___Toc4161_1592941088"/>Splash Screen<text:bookmark-end text:name="__RefHeading___Toc4161_1592941088"/></text:h>
          </table:table-cell>
        </table:table-row>
      </table:table>
      <text:p text:style-name="P18"/>
      <text:p text:style-name="P18"><draw:frame draw:style-name="fr3" draw:name="Bild26" text:anchor-type="paragraph" svg:x="0.349cm" svg:y="0.24cm" svg:width="8.481cm" svg:height="8.7cm" draw:z-index="35"><draw:image xlink:href="Pictures/10000201000001F80000020199B9EB6C68AE4B34.png" xlink:type="simple" xlink:show="embed" xlink:actuate="onLoad" loext:mime-type="image/png"/></draw:frame><draw:frame draw:style-name="fr1" draw:name="Bild27" text:anchor-type="paragraph" svg:y="0.25cm" svg:width="8.52cm" svg:height="8.961cm" draw:z-index="36"><draw:image xlink:href="Pictures/10000201000001F50000021258A0939BAFC66C92.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raw:frame draw:style-name="fr3" draw:name="Bild33" text:anchor-type="paragraph" svg:x="10.25cm" svg:y="0.342cm" svg:width="8.451cm" svg:height="8.939cm" draw:z-index="37"><draw:image xlink:href="Pictures/10000201000001F70000020F6072C73B92219DDE.png" xlink:type="simple" xlink:show="embed" xlink:actuate="onLoad" loext:mime-type="image/png"/></draw:frame><text:soft-page-break/>The splash screen shows at startup. You can turn it off in the User Preferences.</text:p>
      <text:p text:style-name="P19"/>
      <text:p text:style-name="P19">At the very first start you can do a quick setup, and choose with what <text:span text:style-name="T16">language and key map</text:span> and what theme you want to work. Clicking at the Next button will then make this change permanent.</text:p>
      <text:p text:style-name="P19"/>
      <text:p text:style-name="P20">It is recommend to click at the Next button, since it creates some needed directories.</text:p>
      <text:p text:style-name="P19"/>
      <text:p text:style-name="P19">When you don't have any recent files, then the splash screen shows a Getting Started section with some links to useful resources. </text:p>
      <text:p text:style-name="P18"/>
      <text:p text:style-name="P19">And when you have recent files, then the splash screen lists them instead of the Getting Started section.</text:p>
      <text:p text:style-name="P19"/>
      <text:p text:style-name="P19">Here you can read at what Blender version the current Bforartists version is based at.</text:p>
      <text:p text:style-name="P18"/>
      <text:p text:style-name="P18"/>
      <table:table table:name="Tabelle25" table:style-name="Tabelle25">
        <table:table-column table:style-name="Tabelle25.A"/>
        <table:table-row>
          <table:table-cell table:style-name="Tabelle25.A1" office:value-type="string">
            <text:h text:style-name="P57" text:outline-level="1"><text:bookmark-start text:name="__RefHeading___Toc1636_3574203484"/>Header<text:bookmark-end text:name="__RefHeading___Toc1636_3574203484"/></text:h>
          </table:table-cell>
        </table:table-row>
      </table:table>
      <text:p text:style-name="P30"/>
      <text:p text:style-name="P30">Every editor has a header<text:span text:style-name="T7"> area</text:span>. It usually contains the menu. And some tools or settings.<text:span text:style-name="T8"> </text:span></text:p>
      <text:h text:style-name="Heading_20_2" text:outline-level="2"><text:bookmark-start text:name="__RefHeading___Toc1638_3574203484"/>Scroll Header<text:bookmark-end text:name="__RefHeading___Toc1638_3574203484"/></text:h>
      <text:p text:style-name="P27"><text:span text:style-name="T6">A header can be scrolled! </text:span>This is especially useful in the layouts where the header is this crowded with tools that it doesn't fit to display all content into the layout anymore. This is for example the case in the UV layout.</text:p>
      <text:p text:style-name="P27">To scroll the header, click with the middle mouse button at it, and drag.</text:p>
      <text:p text:style-name="P27"><draw:frame draw:style-name="fr3" draw:name="Bild7" text:anchor-type="paragraph" svg:x="0.215cm" svg:y="0.302cm" svg:width="13.169cm" svg:height="0.91cm" draw:z-index="8"><draw:image xlink:href="Pictures/100002010000030A00000036E4A36E219D650D3A.png" xlink:type="simple" xlink:show="embed" xlink:actuate="onLoad" loext:mime-type="image/png"/></draw:frame></text:p>
      <text:p text:style-name="P27"/>
      <text:h text:style-name="P65" text:outline-level="2"><draw:frame draw:style-name="fr1" draw:name="Bild39" text:anchor-type="paragraph" svg:y="1.004cm" svg:width="3.32cm" svg:height="2.499cm" draw:z-index="10"><draw:image xlink:href="Pictures/10000201000000C4000000943D785756EEA1324F.png" xlink:type="simple" xlink:show="embed" xlink:actuate="onLoad" loext:mime-type="image/png"/></draw:frame><text:bookmark-start text:name="__RefHeading___Toc1640_3574203484"/>Show / Hide header<text:bookmark-end text:name="__RefHeading___Toc1640_3574203484"/></text:h>
      <text:p text:style-name="P11"/>
      <text:p text:style-name="P11">You can hide the header <text:span text:style-name="T9">in the right click menu. The Toggle Header menu item. Then the menu vanishes. Obviously you can't reveal the header this way, since now the header is hidden, and the "toggle" is not to reach anymore. But there is another way.</text:span></text:p>
      <text:p text:style-name="P11"/>
      <text:p text:style-name="P8"><draw:frame draw:style-name="fr1" draw:name="Bild31" text:anchor-type="paragraph" svg:y="0.083cm" svg:width="7.11cm" svg:height="1.27cm" draw:z-index="13"><draw:image xlink:href="Pictures/10000201000001A40000004B0B6E09AB7357DE80.png" xlink:type="simple" xlink:show="embed" xlink:actuate="onLoad" loext:mime-type="image/png"/></draw:frame>Hidden headers shows a little triangle button at the right side. You can reveal the header by clicking at it.</text:p>
      <text:p text:style-name="P8"/>
      <text:p text:style-name="P11"/>
      <text:p text:style-name="P11"/>
      <text:h text:style-name="P65" text:outline-level="2"><draw:frame draw:style-name="fr1" draw:name="Bild40" text:anchor-type="paragraph" svg:y="0.471cm" svg:width="3.45cm" svg:height="1.981cm" draw:z-index="11"><draw:image xlink:href="Pictures/10000201000000CC00000075D6995D69797A20DE.png" xlink:type="simple" xlink:show="embed" xlink:actuate="onLoad" loext:mime-type="image/png"/></draw:frame><text:bookmark-start text:name="__RefHeading___Toc995_1774570458"/><text:soft-page-break/>Flip Header to top or bottom<text:bookmark-end text:name="__RefHeading___Toc995_1774570458"/></text:h>
      <text:p text:style-name="P9"/>
      <text:p text:style-name="P10">The <text:span text:style-name="T7">header </text:span>can either be displayed at the top or at the bottom.</text:p>
      <text:p text:style-name="P10"/>
      <text:p text:style-name="P31"><draw:frame draw:style-name="fr1" draw:name="Bild41" text:anchor-type="paragraph" svg:y="0.226cm" svg:width="8.62cm" svg:height="3.739cm" draw:z-index="12"><draw:image xlink:href="Pictures/10000201000001FD000000DD032F8D75E366F05A.png" xlink:type="simple" xlink:show="embed" xlink:actuate="onLoad" loext:mime-type="image/png"/></draw:frame>Right click at an empty space somewhere at the menu bar of an editor. You will see a menu now. This allows you to choose if you want to display the menu bar at the top of the editor, or at the bottom.<text:span text:style-name="T9"> The menu item is either called Flip to Top, or Flip to Bottom, dependent of the current status.</text:span></text:p>
      <text:p text:style-name="P30"/>
      <text:p text:style-name="P30"><text:bookmark-start text:name="__RefHeading___Toc476_1836124620"/><text:bookmark-end text:name="__RefHeading___Toc476_1836124620"/></text:p>
      <table:table table:name="Tabelle4" table:style-name="Tabelle4">
        <table:table-column table:style-name="Tabelle4.A"/>
        <table:table-row>
          <table:table-cell table:style-name="Tabelle4.A1" office:value-type="string">
            <text:h text:style-name="P58" text:outline-level="1"><text:bookmark-start text:name="__RefHeading___Toc1642_3574203484"/>Panels<text:bookmark-end text:name="__RefHeading___Toc1642_3574203484"/></text:h>
          </table:table-cell>
        </table:table-row>
      </table:table>
      <text:p text:style-name="P4"/>
      <text:p text:style-name="P4"><draw:frame draw:style-name="fr1" draw:name="Bild3" text:anchor-type="paragraph" svg:y="0.219cm" svg:width="7.481cm" svg:height="5.98cm" draw:z-index="5"><draw:image xlink:href="Pictures/100002010000024D000001D7922B084387F6EB9C.png" xlink:type="simple" xlink:show="embed" xlink:actuate="onLoad" loext:mime-type="image/png"/></draw:frame>A Panel is a container that contains tools and settings. <text:span text:style-name="T4">They are used in quite a few locations. In the Properties editor for example. Or in the sidebars.</text:span></text:p>
      <text:p text:style-name="P3"/>
      <text:p text:style-name="P7">Panels can be rearranged in order. Simply drag them over each other to achieve the order that you need.</text:p>
      <text:p text:style-name="P3"/>
      <text:p text:style-name="P3"><text:span text:style-name="T5">Panels</text:span> can be expanded and collapsed by clicking at the title bar.<text:line-break/><text:line-break/>When you hold down ctrl and click at the title bar then this panel will open, and all other panels will close. </text:p>
      <text:p text:style-name="P22"/>
      <text:h text:style-name="P66" text:outline-level="2"><draw:frame draw:style-name="fr1" draw:name="Bild32" text:anchor-type="paragraph" svg:y="0.243cm" svg:width="4.35cm" svg:height="3.221cm" draw:z-index="9"><draw:image xlink:href="Pictures/1000020100000101000000BEAE308F79C51AC8C0.png" xlink:type="simple" xlink:show="embed" xlink:actuate="onLoad" loext:mime-type="image/png"/></draw:frame><text:bookmark-start text:name="__RefHeading___Toc3630_1452173335"/>Pinning<text:span text:style-name="T5"> panels</text:span><text:bookmark-end text:name="__RefHeading___Toc3630_1452173335"/></text:h>
      <text:p text:style-name="P5"/>
      <text:p text:style-name="P3">Normally the tabs just displays the <text:span text:style-name="T5">panels</text:span> of the current tab. But you can pin panels so that they display always.<text:span text:style-name="T4">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P3"/>
      <text:p text:style-name="P3">To unpin the panel simply click at the Pin icon.</text:p>
      <text:p text:style-name="P3"/>
      <text:p text:style-name="P3"/>
      <text:p text:style-name="P3"/>
      <text:p text:style-name="P3"/>
      <text:p text:style-name="P3"/>
      <text:p text:style-name="P3"/>
      <text:p text:style-name="P5"/>
      <table:table table:name="Tabelle7" table:style-name="Tabelle7">
        <table:table-column table:style-name="Tabelle7.A"/>
        <text:soft-page-break/>
        <table:table-row>
          <table:table-cell table:style-name="Tabelle7.A1" office:value-type="string">
            <text:h text:style-name="P59" text:outline-level="1"><text:bookmark-start text:name="__RefHeading___Toc1644_3574203484"/>Tabs<text:bookmark-end text:name="__RefHeading___Toc1644_3574203484"/></text:h>
          </table:table-cell>
        </table:table-row>
      </table:table>
      <text:p text:style-name="P4"><draw:frame draw:style-name="fr1" draw:name="Bild4" text:anchor-type="paragraph" svg:y="0.365cm" svg:width="3.521cm" svg:height="3.401cm" draw:z-index="6"><draw:image xlink:href="Pictures/10000201000000E3000000BA734997EE5000996E.png" xlink:type="simple" xlink:show="embed" xlink:actuate="onLoad" loext:mime-type="image/png"/></draw:frame></text:p>
      <text:p text:style-name="P4">The Sidebars can have Tabs to switch between different content. Also the Properties editor has them.<text:span text:style-name="T12"> </text:span>Th<text:span text:style-name="T12">e</text:span> tabs<text:span text:style-name="T12"> </text:span>help<text:span text:style-name="T12">s</text:span> to organize the available tools into categories. In the 3D view it's also a common place where addons adds themselves.</text:p>
      <text:p text:style-name="P22"/>
      <text:p text:style-name="P22"><text:s/></text:p>
      <text:p text:style-name="P38"/>
      <table:table table:name="Tabelle9" table:style-name="Tabelle9">
        <table:table-column table:style-name="Tabelle9.A"/>
        <table:table-row>
          <table:table-cell table:style-name="Tabelle9.A1" office:value-type="string">
            <text:h text:style-name="P60" text:outline-level="1"><text:bookmark-start text:name="__RefHeading___Toc4782_3574203484"/>Menus, Buttons and Controls<text:bookmark-end text:name="__RefHeading___Toc4782_3574203484"/></text:h>
          </table:table-cell>
        </table:table-row>
      </table:table>
      <text:p text:style-name="P12"/>
      <text:p text:style-name="P14">The UI contains various control elements. Buttons, Menus, toggles, etc.</text:p>
      <text:p text:style-name="P14"/>
      <text:h text:style-name="Heading_20_2" text:outline-level="2"><draw:frame draw:style-name="fr1" draw:name="Bild8" text:anchor-type="paragraph" svg:y="0.328cm" svg:width="4.45cm" svg:height="4.77cm" draw:z-index="14"><draw:image xlink:href="Pictures/10000201000001070000011AED0A1A4FE189D637.png" xlink:type="simple" xlink:show="embed" xlink:actuate="onLoad" loext:mime-type="image/png"/></draw:frame><text:bookmark-start text:name="__RefHeading___Toc4784_3574203484"/>Menu<text:bookmark-end text:name="__RefHeading___Toc4784_3574203484"/></text:h>
      <text:p text:style-name="P12"/>
      <text:p text:style-name="P15">In the header you may find text menus. <text:s/>A text menu contains usually buttons. But it can also contain toggles. Or other menus.</text:p>
      <text:p text:style-name="P15"/>
      <text:h text:style-name="Heading_20_2" text:outline-level="2"><text:bookmark-start text:name="__RefHeading___Toc4786_3574203484"/>Button<text:bookmark-end text:name="__RefHeading___Toc4786_3574203484"/></text:h>
      <text:p text:style-name="P14">A button is a UI element that allows you to perform an operation at click. There are various button types in the UI. Text Buttons in the text menus, text buttons in the panels, and icon buttons in the header and in the tool shelf.</text:p>
      <text:p text:style-name="P14"/>
      <text:h text:style-name="P67" text:outline-level="2"><draw:frame draw:style-name="fr3" draw:name="Bild9" text:anchor-type="paragraph" svg:x="14.884cm" svg:y="0.818cm" svg:width="3.889cm" svg:height="2.18cm" draw:z-index="15"><draw:image xlink:href="Pictures/10000201000000E6000000818DB34C86EDC91F65.png" xlink:type="simple" xlink:show="embed" xlink:actuate="onLoad" loext:mime-type="image/png"/></draw:frame><draw:frame draw:style-name="fr3" draw:name="Bild10" text:anchor-type="paragraph" svg:x="12.383cm" svg:y="0.997cm" svg:width="1.649cm" svg:height="0.681cm" draw:z-index="16"><draw:image xlink:href="Pictures/10000201000000410000001B61FD705C8F23553D.png" xlink:type="simple" xlink:show="embed" xlink:actuate="onLoad" loext:mime-type="image/png"/></draw:frame><text:bookmark-start text:name="__RefHeading___Toc4788_3574203484"/>Toggles<text:bookmark-end text:name="__RefHeading___Toc4788_3574203484"/></text:h>
      <text:p text:style-name="P15"><draw:frame draw:style-name="fr3" draw:name="Bild11" text:anchor-type="paragraph" svg:x="11.772cm" svg:y="0.87cm" svg:width="2.641cm" svg:height="0.91cm" draw:z-index="17"><draw:image xlink:href="Pictures/100002010000009C000000369B937D8CD5A80EE8.png" xlink:type="simple" xlink:show="embed" xlink:actuate="onLoad" loext:mime-type="image/png"/></draw:frame>Toggles can be radio buttons. But also icon or text buttons. Where they are the same is that they have states. On and off for example. They can also have more states than just two.</text:p>
      <text:p text:style-name="P15"/>
      <text:h text:style-name="Heading_20_2" text:outline-level="2"><draw:frame draw:style-name="fr3" draw:name="Bild12" text:anchor-type="paragraph" svg:x="15.411cm" svg:y="0.831cm" svg:width="2.641cm" svg:height="1.08cm" draw:z-index="18"><draw:image xlink:href="Pictures/100002010000009C00000040D4D7475C6A68CD80.png" xlink:type="simple" xlink:show="embed" xlink:actuate="onLoad" loext:mime-type="image/png"/></draw:frame><text:bookmark-start text:name="__RefHeading___Toc4790_3574203484"/>Edit Box<text:bookmark-end text:name="__RefHeading___Toc4790_3574203484"/></text:h>
      <text:p text:style-name="P15">Some UI elements are editable. Edit boxes are used for things like position, angle, name, etc. . Click into the editable area to enter the edit mode. Do the changes, like typing in a new value, then press Enter to confirm the change.</text:p>
      <text:p text:style-name="P15"/>
      <text:p text:style-name="P15">Value edit boxes have some extra functionality. They work as sliders too. Hover with the mouse over the edit box. The mouse cursor will turn into two arrows.</text:p>
      <text:p text:style-name="P15"/>
      <text:h text:style-name="Heading_20_2" text:outline-level="2"><text:bookmark-start text:name="__RefHeading___Toc4792_3574203484"/>Drop down box<text:bookmark-end text:name="__RefHeading___Toc4792_3574203484"/></text:h>
      <text:p text:style-name="P36"><draw:frame draw:style-name="fr1" draw:name="Bild13" text:anchor-type="paragraph" svg:y="-0.014cm" svg:width="4.42cm" svg:height="1.401cm" draw:z-index="26"><draw:image xlink:href="Pictures/1000020100000105000000530775375921E3CD21.png" xlink:type="simple" xlink:show="embed" xlink:actuate="onLoad" loext:mime-type="image/png"/></draw:frame>A drop down box is another kind of a menu. Usually you choose something here. Like a special setting. Or when you add a modifier. A list drop down box can show you the loaded textures for example. and allow you to choose another one.</text:p>
      <text:p text:style-name="P36"><draw:frame draw:style-name="fr1" draw:name="Bild14" text:anchor-type="paragraph" svg:y="-0.012cm" svg:width="10.82cm" svg:height="6.971cm" draw:z-index="27"><draw:image xlink:href="Pictures/100002010000027F0000019C3046DBB9F1AE9EF5.png" xlink:type="simple" xlink:show="embed" xlink:actuate="onLoad" loext:mime-type="image/png"/></draw:frame><text:soft-page-break/></text:p>
      <text:p text:style-name="P36"/>
      <text:p text:style-name="P36"/>
      <text:p text:style-name="P36"/>
      <text:p text:style-name="P36"/>
      <text:p text:style-name="P36"/>
      <text:p text:style-name="P36"/>
      <text:p text:style-name="P36"/>
      <text:p text:style-name="P36"/>
      <text:h text:style-name="Heading_20_2" text:outline-level="2"><draw:frame draw:style-name="fr1" draw:name="Bild15" text:anchor-type="paragraph" svg:y="0.296cm" svg:width="5.279cm" svg:height="2.81cm" draw:z-index="28"><draw:image xlink:href="Pictures/1000020100000138000000A69DF1183C4D0E4BD2.png" xlink:type="simple" xlink:show="embed" xlink:actuate="onLoad" loext:mime-type="image/png"/></draw:frame><draw:frame draw:style-name="fr3" draw:name="Bild16" text:anchor-type="paragraph" svg:x="9.603cm" svg:y="0.466cm" svg:width="3.251cm" svg:height="4.641cm" draw:z-index="29"><draw:image xlink:href="Pictures/10000201000000C000000112A007F5D5E5FB4146.png" xlink:type="simple" xlink:show="embed" xlink:actuate="onLoad" loext:mime-type="image/png"/></draw:frame><text:bookmark-start text:name="__RefHeading___Toc4794_3574203484"/>Color Picker<text:bookmark-end text:name="__RefHeading___Toc4794_3574203484"/></text:h>
      <text:p text:style-name="P37">You may stumble across color pickers in the UI. When you do a painting job for example. This allows you to adjust color for the specific task.<text:span text:style-name="T13"> Like adjusting the brush color.</text:span></text:p>
      <text:p text:style-name="P36"/>
      <text:p text:style-name="P16"/>
      <text:p text:style-name="P16"/>
      <text:p text:style-name="P16"/>
      <text:h text:style-name="Heading_20_2" text:outline-level="2"><text:bookmark-start text:name="__RefHeading___Toc4159_1592941088"/>Widgets<text:bookmark-end text:name="__RefHeading___Toc4159_1592941088"/></text:h>
      <text:p text:style-name="P39">There are various widget types in Bforartists to find. Most of them in the 3D View. Widgets allows you to manipulate the transformation along one or more axis.</text:p>
      <text:p text:style-name="P39"/>
      <text:p text:style-name="P39"><draw:frame draw:style-name="fr3" draw:name="Bild17" text:anchor-type="paragraph" svg:x="0.122cm" svg:y="-0.25cm" svg:width="3.731cm" svg:height="1.739cm" draw:z-index="30"><draw:image xlink:href="Pictures/10000201000000DC00000067DA6F2400057E88FB.png" xlink:type="simple" xlink:show="embed" xlink:actuate="onLoad" loext:mime-type="image/png"/></draw:frame><draw:frame draw:style-name="fr3" draw:name="Bild19" text:anchor-type="paragraph" svg:x="4.35cm" svg:y="-0.258cm" svg:width="3.829cm" svg:height="3.33cm" draw:z-index="31"><draw:image xlink:href="Pictures/10000201000000E2000000C58DB91868F5E0023E.png" xlink:type="simple" xlink:show="embed" xlink:actuate="onLoad" loext:mime-type="image/png"/></draw:frame><draw:frame draw:style-name="fr3" draw:name="Bild23" text:anchor-type="paragraph" svg:x="8.851cm" svg:y="-0.298cm" svg:width="3.251cm" svg:height="3.371cm" draw:z-index="32"><draw:image xlink:href="Pictures/10000201000000C0000000C73C504B32ED869CCA.png" xlink:type="simple" xlink:show="embed" xlink:actuate="onLoad" loext:mime-type="image/png"/></draw:frame></text:p>
      <text:p text:style-name="P39"/>
      <text:p text:style-name="P39"/>
      <text:p text:style-name="P39"/>
      <text:p text:style-name="P39"/>
      <text:h text:style-name="Heading_20_3" text:outline-level="3"><draw:frame draw:style-name="fr3" draw:name="Bild24" text:anchor-type="paragraph" svg:x="15.893cm" svg:y="0.501cm" svg:width="2.191cm" svg:height="2.08cm" draw:z-index="33"><draw:image xlink:href="Pictures/1000020100000056000000529DD2D0E957A5DCB5.png" xlink:type="simple" xlink:show="embed" xlink:actuate="onLoad" loext:mime-type="image/png"/></draw:frame><draw:frame draw:style-name="fr3" draw:name="Bild25" text:anchor-type="paragraph" svg:x="13.351cm" svg:y="0.501cm" svg:width="1.85cm" svg:height="1.73cm" draw:z-index="34"><draw:image xlink:href="Pictures/100002010000004900000044AED2C447609FFD1E.png" xlink:type="simple" xlink:show="embed" xlink:actuate="onLoad" loext:mime-type="image/png"/></draw:frame><text:bookmark-start text:name="__RefHeading___Toc4163_1592941088"/>Cursors<text:bookmark-end text:name="__RefHeading___Toc4163_1592941088"/></text:h>
      <text:p text:style-name="P39">A cursor is a center point, and allows manipulation in different ways. Objects gets created at the 3D cursor in the 3D view. You can set the cursor at different locations. You can snap it to elements, and you can snap elements to it.</text:p>
      <text:p text:style-name="P16"/>
      <text:p text:style-name="P6"/>
      <table:table table:name="Tabelle2" table:style-name="Tabelle2">
        <table:table-column table:style-name="Tabelle2.A"/>
        <text:soft-page-break/>
        <table:table-row>
          <table:table-cell table:style-name="Tabelle2.A1" office:value-type="string">
            <text:h text:style-name="P61" text:outline-level="1"><text:bookmark-start text:name="__RefHeading___Toc3618_1452173335"/>Value Editing<text:bookmark-end text:name="__RefHeading___Toc3618_1452173335"/></text:h>
          </table:table-cell>
        </table:table-row>
      </table:table>
      <text:p text:style-name="P5"><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1" draw:name="Bild5" text:anchor-type="paragraph" svg:y="0.538cm" svg:width="8.089cm" svg:height="3.641cm" draw:z-index="7"><draw:image xlink:href="Pictures/10000201000001DE000000D77A3DEAA0F8E3B5EC.png" xlink:type="simple" xlink:show="embed" xlink:actuate="onLoad" loext:mime-type="image/png"/></draw:frame><text:bookmark-start text:name="__RefHeading___Toc3620_1452173335"/>Multi Value Editing<text:bookmark-end text:name="__RefHeading___Toc3620_1452173335"/></text:h>
      <text:p text:style-name="P27">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23">You can also enter expressions <text:span text:style-name="T13">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8" text:outline-level="4"><text:bookmark-start text:name="__RefHeading___Toc2946_1942639817"/>Expressions as Drivers<text:bookmark-end text:name="__RefHeading___Toc2946_1942639817"/></text:h>
      <text:p text:style-name="P23">You may want your expression to be re-evaluated after its entered. Blender supports this using <text:span text:style-name="Emphasis">Drivers</text:span> (a feature of the animation system).</text:p>
      <text:p text:style-name="P23">Expression beginning with <text:span text:style-name="Source_20_Text">#</text:span>, have a special use. Instead of evaluating the value and discarding the expression, a driver is added to the property with the expression entered.</text:p>
      <text:p text:style-name="P23">The expression <text:span text:style-name="Source_20_Text">#frame</text:span> is a quick way to access map a value to the current frame, but more complex expressions are also supported <text:span text:style-name="Source_20_Text">#fmod(frame, 24) / 24</text:span> for example.</text:p>
      <text:p text:style-name="P26">This is simply a convenient shortcut to add drivers which can also be added via the <text:span text:style-name="Source_20_Text">RMB</text:span> menu.</text:p>
      <text:h text:style-name="Heading_20_3" text:outline-level="3"><draw:frame draw:style-name="fr1" draw:name="Bild34" text:anchor-type="paragraph" svg:y="0.646cm" svg:width="5.609cm" svg:height="3.35cm" draw:z-index="38"><draw:image xlink:href="Pictures/100002010000014B000000C68EFDE4E1B4DCDE95.png" xlink:type="simple" xlink:show="embed" xlink:actuate="onLoad" loext:mime-type="image/png"/></draw:frame><text:bookmark-start text:name="__RefHeading___Toc3624_1452173335"/>Units<text:bookmark-end text:name="__RefHeading___Toc3624_1452173335"/></text:h>
      <text:p text:style-name="P40"><text:span text:style-name="T13">Y</text:span>ou can mix units with numbers<text:span text:style-name="T13">. Means when yo work in meters, then you can type in cm for centimeters. And the correct value will be used then.</text:span></text:p>
      <text:p text:style-name="P39"><text:span text:style-name="T14">You can even mix units in the same expression. For example 1m, 3mm. Or do complex mathematical calculations like</text:span><text:span text:style-name="T15"> </text:span><text:span text:style-name="Source_20_Text"><text:span text:style-name="T15">2.2mm + 5' / 3" - 2yards</text:span></text:span><text:span text:style-name="T15"> . Commas are optional.</text:span></text:p>
      <text:p text:style-name="P39">Units can be adjusted in the Properties Editor in the Scene tab in the Units panel.</text:p>
      <text:p text:style-name="P40"><text:span text:style-name="T13">Such u</text:span>nits need<text:span text:style-name="T13">s</text:span> to be set in the scene settings<text:span text:style-name="T13">. </text:span>Metric or Imperial<text:span text:style-name="T13">.</text:span></text:p>
      <text:h text:style-name="Heading_20_3" text:outline-level="3"><text:bookmark-start text:name="__RefHeading___Toc2950_1942639817"/>Unit Names<text:bookmark-end text:name="__RefHeading___Toc2950_1942639817"/></text:h>
      <text:p text:style-name="P40">Unit names have can be used with both long and short forms<text:span text:style-name="T13">. Both is recognized.</text:span></text:p>
      <text:p text:style-name="P40"><text:span text:style-name="T13">Here is a list of</text:span> recognized unit names you can use.<text:span text:style-name="T13"> </text:span>Plurals of the names are recognized too, so <text:span text:style-name="Source_20_Text">meter</text:span> and <text:span text:style-name="Source_20_Text">meters</text:span> can both be used.</text:p>
      <text:p text:style-name="P45"><text:bookmark text:name="id6"/></text:p>
      <text:p text:style-name="P43"><text:soft-page-break/>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47">Full Name</text:p>
            </table:table-cell>
            <table:table-cell table:style-name="Tabelle23.A1" office:value-type="string">
              <text:p text:style-name="P47">Short Name(s)</text:p>
            </table:table-cell>
            <table:table-cell table:style-name="Tabelle23.C1" office:value-type="string">
              <text:p text:style-name="P47">Scale of a Meter</text:p>
            </table:table-cell>
          </table:table-row>
        </table:table-header-rows>
        <table:table-row>
          <table:table-cell table:style-name="Tabelle23.A7" office:value-type="string">
            <text:p text:style-name="P47">thou</text:p>
          </table:table-cell>
          <table:table-cell table:style-name="Tabelle23.B7" office:value-type="string">
            <text:p text:style-name="P46"><text:span text:style-name="Source_20_Text">mil</text:span></text:p>
          </table:table-cell>
          <table:table-cell table:style-name="Tabelle23.C7" office:value-type="string">
            <text:p text:style-name="P46">0.0000254</text:p>
          </table:table-cell>
        </table:table-row>
        <table:table-row>
          <table:table-cell table:style-name="Tabelle23.A7" office:value-type="string">
            <text:p text:style-name="P47">inch</text:p>
          </table:table-cell>
          <table:table-cell table:style-name="Tabelle23.B7" office:value-type="string">
            <text:p text:style-name="P46"><text:span text:style-name="Source_20_Text">"</text:span>, <text:span text:style-name="Source_20_Text">in</text:span></text:p>
          </table:table-cell>
          <table:table-cell table:style-name="Tabelle23.C7" office:value-type="string">
            <text:p text:style-name="P46">0.0254</text:p>
          </table:table-cell>
        </table:table-row>
        <table:table-row>
          <table:table-cell table:style-name="Tabelle23.A7" office:value-type="string">
            <text:p text:style-name="P47">foot, feet</text:p>
          </table:table-cell>
          <table:table-cell table:style-name="Tabelle23.B7" office:value-type="string">
            <text:p text:style-name="P46"><text:span text:style-name="Source_20_Text">'</text:span>, <text:span text:style-name="Source_20_Text">ft</text:span></text:p>
          </table:table-cell>
          <table:table-cell table:style-name="Tabelle23.C7" office:value-type="string">
            <text:p text:style-name="P46">0.3048</text:p>
          </table:table-cell>
        </table:table-row>
        <table:table-row>
          <table:table-cell table:style-name="Tabelle23.A7" office:value-type="string">
            <text:p text:style-name="P47">yard</text:p>
          </table:table-cell>
          <table:table-cell table:style-name="Tabelle23.B7" office:value-type="string">
            <text:p text:style-name="P46"><text:span text:style-name="Source_20_Text">yd</text:span></text:p>
          </table:table-cell>
          <table:table-cell table:style-name="Tabelle23.C7" office:value-type="string">
            <text:p text:style-name="P46">0.9144</text:p>
          </table:table-cell>
        </table:table-row>
        <table:table-row>
          <table:table-cell table:style-name="Tabelle23.A7" office:value-type="string">
            <text:p text:style-name="P47">chain</text:p>
          </table:table-cell>
          <table:table-cell table:style-name="Tabelle23.B7" office:value-type="string">
            <text:p text:style-name="P46"><text:span text:style-name="Source_20_Text">ch</text:span></text:p>
          </table:table-cell>
          <table:table-cell table:style-name="Tabelle23.C7" office:value-type="string">
            <text:p text:style-name="P46">20.1168</text:p>
          </table:table-cell>
        </table:table-row>
        <table:table-row>
          <table:table-cell table:style-name="Tabelle23.A7" office:value-type="string">
            <text:p text:style-name="P47">furlong</text:p>
          </table:table-cell>
          <table:table-cell table:style-name="Tabelle23.B7" office:value-type="string">
            <text:p text:style-name="P46"><text:span text:style-name="Source_20_Text">fur</text:span></text:p>
          </table:table-cell>
          <table:table-cell table:style-name="Tabelle23.C7" office:value-type="string">
            <text:p text:style-name="P46">201.168</text:p>
          </table:table-cell>
        </table:table-row>
        <table:table-row>
          <table:table-cell table:style-name="Tabelle23.A8" office:value-type="string">
            <text:p text:style-name="P47">mile</text:p>
          </table:table-cell>
          <table:table-cell table:style-name="Tabelle23.B8" office:value-type="string">
            <text:p text:style-name="P46"><text:span text:style-name="Source_20_Text">mi</text:span>, <text:span text:style-name="Source_20_Text">m</text:span></text:p>
          </table:table-cell>
          <table:table-cell table:style-name="Tabelle23.C8" office:value-type="string">
            <text:p text:style-name="P46">1609.344</text:p>
          </table:table-cell>
        </table:table-row>
      </table:table>
      <text:p text:style-name="P45"><text:bookmark text:name="id7"/></text:p>
      <text:p text:style-name="P43">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47">Full Name</text:p>
            </table:table-cell>
            <table:table-cell table:style-name="Tabelle24.A1" office:value-type="string">
              <text:p text:style-name="P47">Short Name(s)</text:p>
            </table:table-cell>
            <table:table-cell table:style-name="Tabelle24.C1" office:value-type="string">
              <text:p text:style-name="P47">Scale of a Meter</text:p>
            </table:table-cell>
          </table:table-row>
        </table:table-header-rows>
        <table:table-row>
          <table:table-cell table:style-name="Tabelle24.A8" office:value-type="string">
            <text:p text:style-name="P47">micrometer</text:p>
          </table:table-cell>
          <table:table-cell table:style-name="Tabelle24.B8" office:value-type="string">
            <text:p text:style-name="P46"><text:span text:style-name="Source_20_Text">um</text:span></text:p>
          </table:table-cell>
          <table:table-cell table:style-name="Tabelle24.C8" office:value-type="string">
            <text:p text:style-name="P46">0.000001</text:p>
          </table:table-cell>
        </table:table-row>
        <table:table-row>
          <table:table-cell table:style-name="Tabelle24.A8" office:value-type="string">
            <text:p text:style-name="P47">millimeter</text:p>
          </table:table-cell>
          <table:table-cell table:style-name="Tabelle24.B8" office:value-type="string">
            <text:p text:style-name="P46"><text:span text:style-name="Source_20_Text">mm</text:span></text:p>
          </table:table-cell>
          <table:table-cell table:style-name="Tabelle24.C8" office:value-type="string">
            <text:p text:style-name="P46">0.001</text:p>
          </table:table-cell>
        </table:table-row>
        <table:table-row>
          <table:table-cell table:style-name="Tabelle24.A8" office:value-type="string">
            <text:p text:style-name="P47">centimeter</text:p>
          </table:table-cell>
          <table:table-cell table:style-name="Tabelle24.B8" office:value-type="string">
            <text:p text:style-name="P46"><text:span text:style-name="Source_20_Text">cm</text:span></text:p>
          </table:table-cell>
          <table:table-cell table:style-name="Tabelle24.C8" office:value-type="string">
            <text:p text:style-name="P46">0.01</text:p>
          </table:table-cell>
        </table:table-row>
        <table:table-row>
          <table:table-cell table:style-name="Tabelle24.A8" office:value-type="string">
            <text:p text:style-name="P47">decimeter</text:p>
          </table:table-cell>
          <table:table-cell table:style-name="Tabelle24.B8" office:value-type="string">
            <text:p text:style-name="P46"><text:span text:style-name="Source_20_Text">dm</text:span></text:p>
          </table:table-cell>
          <table:table-cell table:style-name="Tabelle24.C8" office:value-type="string">
            <text:p text:style-name="P46">0.1</text:p>
          </table:table-cell>
        </table:table-row>
        <table:table-row>
          <table:table-cell table:style-name="Tabelle24.A8" office:value-type="string">
            <text:p text:style-name="P47">meter</text:p>
          </table:table-cell>
          <table:table-cell table:style-name="Tabelle24.B8" office:value-type="string">
            <text:p text:style-name="P46"><text:span text:style-name="Source_20_Text">m</text:span></text:p>
          </table:table-cell>
          <table:table-cell table:style-name="Tabelle24.C8" office:value-type="string">
            <text:p text:style-name="P46">1.0</text:p>
          </table:table-cell>
        </table:table-row>
        <table:table-row>
          <table:table-cell table:style-name="Tabelle24.A8" office:value-type="string">
            <text:p text:style-name="P47">dekameter</text:p>
          </table:table-cell>
          <table:table-cell table:style-name="Tabelle24.B8" office:value-type="string">
            <text:p text:style-name="P46"><text:span text:style-name="Source_20_Text">dam</text:span></text:p>
          </table:table-cell>
          <table:table-cell table:style-name="Tabelle24.C8" office:value-type="string">
            <text:p text:style-name="P46">10.0</text:p>
          </table:table-cell>
        </table:table-row>
        <table:table-row>
          <table:table-cell table:style-name="Tabelle24.A8" office:value-type="string">
            <text:p text:style-name="P47">hectometer</text:p>
          </table:table-cell>
          <table:table-cell table:style-name="Tabelle24.B8" office:value-type="string">
            <text:p text:style-name="P46"><text:span text:style-name="Source_20_Text">hm</text:span></text:p>
          </table:table-cell>
          <table:table-cell table:style-name="Tabelle24.C8" office:value-type="string">
            <text:p text:style-name="P46">100.0</text:p>
          </table:table-cell>
        </table:table-row>
        <table:table-row>
          <table:table-cell table:style-name="Tabelle24.A9" office:value-type="string">
            <text:p text:style-name="P47">kilometer</text:p>
          </table:table-cell>
          <table:table-cell table:style-name="Tabelle24.B9" office:value-type="string">
            <text:p text:style-name="P46"><text:span text:style-name="Source_20_Text">km</text:span></text:p>
          </table:table-cell>
          <table:table-cell table:style-name="Tabelle24.C9" office:value-type="string">
            <text:p text:style-name="P46">1000.0</text:p>
          </table:table-cell>
        </table:table-row>
      </table:table>
      <text:p text:style-name="Text_20_body"/>
      <table:table table:name="Tabelle3" table:style-name="Tabelle3">
        <table:table-column table:style-name="Tabelle3.A"/>
        <table:table-row>
          <table:table-cell table:style-name="Tabelle3.A1" office:value-type="string">
            <text:h text:style-name="P61" text:outline-level="1"><text:bookmark-start text:name="__RefHeading___Toc3626_1452173335"/>Menu shortcuts<text:bookmark-end text:name="__RefHeading___Toc3626_1452173335"/></text:h>
          </table:table-cell>
        </table:table-row>
      </table:table>
      <text:h text:style-name="P70" text:outline-level="3"><text:bookmark-start text:name="__RefHeading___Toc2954_1942639817"/><text:bookmark-end text:name="__RefHeading___Toc2954_1942639817"/></text:h>
      <text:list xml:id="list1901493732" text:style-name="L1">
        <text:list-item>
          <text:p text:style-name="P74">Arrow keys can be used to navigate<text:span text:style-name="T3"> into a menu</text:span> </text:p>
        </text:list-item>
        <text:list-item>
          <text:p text:style-name="P74">Each menu item has an underlined character which can be pressed to activate it. </text:p>
        </text:list-item>
        <text:list-item>
          <text:p text:style-name="P74">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74">Press <text:span text:style-name="Source_20_Text">Return</text:span> to activate the selected menu item. </text:p>
        </text:list-item>
        <text:list-item>
          <text:p text:style-name="P72">Press <text:span text:style-name="Source_20_Text">Esc</text:span> to cancel the menu. </text:p>
        </text:list-item>
      </text:list>
      <text:p text:style-name="P16"/>
      <table:table table:name="Tabelle8" table:style-name="Tabelle8">
        <table:table-column table:style-name="Tabelle8.A"/>
        <table:table-row>
          <table:table-cell table:style-name="Tabelle8.A1" office:value-type="string">
            <text:h text:style-name="P62" text:outline-level="1"><text:bookmark-start text:name="__RefHeading___Toc628_1811363679"/>Tool Shelf<text:bookmark-end text:name="__RefHeading___Toc628_1811363679"/></text:h>
          </table:table-cell>
        </table:table-row>
      </table:table>
      <text:p text:style-name="P17"><draw:frame draw:style-name="fr1" draw:name="Bild18" text:anchor-type="paragraph" svg:y="0.273cm" svg:width="1.64cm" svg:height="2.91cm" draw:z-index="19"><draw:image xlink:href="Pictures/1000020100000061000000ACA2083EC7B25AEDEF.png" xlink:type="simple" xlink:show="embed" xlink:actuate="onLoad" loext:mime-type="image/png"/></draw:frame></text:p>
      <text:p text:style-name="P13">Some editors have a Tool Shelf at the left side. This tool shelf contains the tools. It can be resized by dragging. It can be closed and opened. </text:p>
      <text:p text:style-name="P17"/>
      <text:p text:style-name="P17"/>
      <text:h text:style-name="P68" text:outline-level="2"><text:bookmark-start text:name="__RefHeading___Toc942_3799479293"/>Opening and closing<text:span text:style-name="T10"> by menu and hotkey</text:span><text:bookmark-end text:name="__RefHeading___Toc942_3799479293"/></text:h>
      <text:p text:style-name="P32"><draw:frame draw:style-name="fr2" draw:name="Bild20" text:anchor-type="paragraph" svg:y="0.012cm" svg:width="4.54cm" svg:height="1.61cm" draw:z-index="20"><draw:image xlink:href="Pictures/100002010000010C0000005F1CB5465EE3FC23D5.png" xlink:type="simple" xlink:show="embed" xlink:actuate="onLoad" loext:mime-type="image/png"/></draw:frame>The view menu provides you with menus to close and to open the Tool shelf<text:span text:style-name="T9">.</text:span></text:p>
      <text:p text:style-name="P32">It also shows the hotkey<text:span text:style-name="T9">.</text:span></text:p>
      <text:h text:style-name="P69" text:outline-level="2"><draw:frame draw:style-name="fr1" draw:name="Bild21" text:anchor-type="paragraph" svg:y="0.863cm" svg:width="2.439cm" svg:height="5.099cm" draw:z-index="21"><draw:image xlink:href="Pictures/10000201000000900000012D1232018872E57709.png" xlink:type="simple" xlink:show="embed" xlink:actuate="onLoad" loext:mime-type="image/png"/></draw:frame><text:bookmark-start text:name="__RefHeading___Toc944_3799479293"/><text:soft-page-break/>Resize<text:bookmark-end text:name="__RefHeading___Toc944_3799479293"/></text:h>
      <text:p text:style-name="P32">You can grab the border and drag the Tool Shelf and the Properties Sidebar to the left or to the right to expand or to close <text:span text:style-name="T9">it</text:span>.</text:p>
      <text:p text:style-name="P34">The tool shelf shows a special behavior when you drag it bigger. Then the icon buttons becomes text buttons.</text:p>
      <text:p text:style-name="P34"/>
      <text:p text:style-name="P34"/>
      <text:h text:style-name="P69" text:outline-level="2"><draw:frame draw:style-name="fr1" draw:name="Bild22" text:anchor-type="paragraph" svg:y="0.75cm" svg:width="1.09cm" svg:height="1.829cm" draw:z-index="22"><draw:image xlink:href="Pictures/100002010000002B0000004807A18E206C1DEBD2.png" xlink:type="simple" xlink:show="embed" xlink:actuate="onLoad" loext:mime-type="image/png"/></draw:frame><text:bookmark-start text:name="__RefHeading___Toc946_3799479293"/>Open <text:span text:style-name="T9">Tool Shelf </text:span>by Plus Button<text:bookmark-end text:name="__RefHeading___Toc946_3799479293"/></text:h>
      <text:p text:style-name="P33">When a sidebar is closed then you will see a little plus button. When you click at this button then the sidebar will reappear.</text:p>
      <text:p text:style-name="P17"/>
      <text:p text:style-name="P17"/>
      <table:table table:name="Tabelle10" table:style-name="Tabelle10">
        <table:table-column table:style-name="Tabelle10.A"/>
        <table:table-row>
          <table:table-cell table:style-name="Tabelle10.A1" office:value-type="string">
            <text:h text:style-name="P62" text:outline-level="1"><text:bookmark-start text:name="__RefHeading___Toc948_3799479293"/>Sidebar<text:bookmark-end text:name="__RefHeading___Toc948_3799479293"/></text:h>
          </table:table-cell>
        </table:table-row>
      </table:table>
      <text:p text:style-name="P17"><draw:frame draw:style-name="fr2" draw:name="Bild29" text:anchor-type="paragraph" svg:y="0.443cm" svg:width="3.15cm" svg:height="2.84cm" draw:z-index="23"><draw:image xlink:href="Pictures/10000201000000BA000000A8ED0B5B34D804FA0E.png" xlink:type="simple" xlink:show="embed" xlink:actuate="onLoad" loext:mime-type="image/png"/></draw:frame><text:line-break/><text:span text:style-name="T10">Some editors have a Sidebar at the right side. It can be resized by dragging. It can be closed and opened. </text:span></text:p>
      <text:p text:style-name="P17"/>
      <text:p text:style-name="P17"/>
      <text:h text:style-name="P68" text:outline-level="2"><text:bookmark-start text:name="__RefHeading___Toc630_1811363679"/>Opening and closing<text:span text:style-name="T10"> by menu and hotkey</text:span><text:bookmark-end text:name="__RefHeading___Toc630_1811363679"/></text:h>
      <text:p text:style-name="P32"><draw:frame draw:style-name="fr2" draw:name="Bild30" text:anchor-type="paragraph" svg:y="0.062cm" svg:width="4.54cm" svg:height="1.61cm" draw:z-index="24"><draw:image xlink:href="Pictures/100002010000010C0000005F1CB5465EE3FC23D5.png" xlink:type="simple" xlink:show="embed" xlink:actuate="onLoad" loext:mime-type="image/png"/></draw:frame>The view menu provides you with menus to close and to open the Tool shelf<text:span text:style-name="T9">.</text:span></text:p>
      <text:p text:style-name="P32">It also shows the hotkey.</text:p>
      <text:p text:style-name="P35"/>
      <text:p text:style-name="P49"/>
      <text:h text:style-name="P69" text:outline-level="2"><text:bookmark-start text:name="__RefHeading___Toc632_1811363679"/>Resize<text:bookmark-end text:name="__RefHeading___Toc632_1811363679"/></text:h>
      <text:p text:style-name="P32">You can grab the border and drag the Sidebar to the left or to the right to expand or to close it.</text:p>
      <text:h text:style-name="P69" text:outline-level="2"><draw:frame draw:style-name="fr1" draw:name="Bild28" text:anchor-type="paragraph" svg:y="0.123cm" svg:width="2.08cm" svg:height="2.39cm" draw:z-index="25"><draw:image xlink:href="Pictures/10000201000000520000005EA4E2381C9C8D86C0.png" xlink:type="simple" xlink:show="embed" xlink:actuate="onLoad" loext:mime-type="image/png"/></draw:frame><text:bookmark-start text:name="__RefHeading___Toc634_1811363679"/>Open <text:span text:style-name="T11">Sidebar </text:span>by Plus Button<text:bookmark-end text:name="__RefHeading___Toc634_1811363679"/></text:h>
      <text:p text:style-name="P29"><text:bookmark-start text:name="__RefHeading___Toc1466_1942639817"/><text:span text:style-name="T10">When a sidebar is closed then you will see a little plus button. When you click at this button then the sidebar will reappear.</text:span><text:line-break/> <text:bookmark-end text:name="__RefHeading___Toc1466_1942639817"/></text:p>
      <text:p text:style-name="P17"><text:s/></text:p>
      <table:table table:name="Tabelle6" table:style-name="Tabelle6">
        <table:table-column table:style-name="Tabelle6.A"/>
        <table:table-row>
          <table:table-cell table:style-name="Tabelle6.A1" office:value-type="string">
            <text:h text:style-name="P63" text:outline-level="1"><text:bookmark-start text:name="__RefHeading___Toc482_1836124620"/>Input Devices<text:bookmark-end text:name="__RefHeading___Toc482_1836124620"/></text:h>
          </table:table-cell>
        </table:table-row>
      </table:table>
      <text:p text:style-name="P44"/>
      <text:p text:style-name="P29">Bforartists supports various types of input devices:</text:p>
      <text:list xml:id="list677444496" text:style-name="L2">
        <text:list-item>
          <text:p text:style-name="P75">Keyboard (recommended: keyboard with numeric keypad, English layout works best) </text:p>
        </text:list-item>
        <text:list-item>
          <text:p text:style-name="P75"><text:soft-page-break/>Mouse (recommended: 3 button mouse with scroll wheel) </text:p>
        </text:list-item>
        <text:list-item>
          <text:p text:style-name="P75">NDOF Devices (also known as <text:span text:style-name="Emphasis">3D Mouse</text:span>) </text:p>
        </text:list-item>
        <text:list-item>
          <text:p text:style-name="P73">Graphic Tablets </text:p>
        </text:list-item>
      </text:list>
      <text:h text:style-name="P69" text:outline-level="2"><text:bookmark-start text:name="__RefHeading___Toc3616_1452173335"/>Non English Keyboard<text:bookmark-end text:name="__RefHeading___Toc3616_1452173335"/></text:h>
      <text:p text:style-name="P17">If you use a keyboard with a non-English keyboard layout, you <text:span text:style-name="T2">may stumble across bugs and quirks and odd behaviors. Blender was developed for and with the </text:span>UK or US layout<text:span text:style-name="T2">. Some quirks for other keyboard layouts slipped through. And quite a few of those old bugs are still unfixed in Bforartists to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text:span> Interface</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53:22.629000000</meta:creation-date>
    <dc:title>standard1cm</dc:title>
    <meta:editing-duration>PT4H56M1S</meta:editing-duration>
    <meta:editing-cycles>37</meta:editing-cycles>
    <meta:generator>LibreOffice/6.3.6.2$Windows_X86_64 LibreOffice_project/2196df99b074d8a661f4036fca8fa0cbfa33a497</meta:generator>
    <dc:date>2020-08-28T18:21:23.364000000</dc:date>
    <meta:document-statistic meta:table-count="14" meta:image-count="39" meta:object-count="0" meta:page-count="11" meta:paragraph-count="203" meta:word-count="2125" meta:character-count="11302" meta:non-whitespace-character-count="9363"/>
    <meta:template xlink:type="simple" xlink:actuate="onRequest" xlink:title="standard1cm" xlink:href="../../../../AppData/Roaming/LibreOffice/4/user/template/standard1cm.ott" meta:date="2016-03-28T18:53:22.481000000"/>
  </office:meta>
</office:document-meta>
</file>